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color="#000000" fo:font-size="13pt" style:font-size-asian="13pt" style:font-size-complex="13pt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fo:font-size="15pt" fo:font-weight="bold" officeooo:rsid="00121de1" officeooo:paragraph-rsid="00121de1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ans-serif" fo:font-size="8.25pt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font-name="sans-serif" fo:letter-spacing="normal" fo:font-style="normal"/>
    </style:style>
    <style:style style:name="T10" style:family="text">
      <style:text-properties fo:font-variant="normal" fo:text-transform="none" style:font-name="sans-serif" fo:letter-spacing="normal" fo:font-style="normal" fo:font-weight="normal"/>
    </style:style>
    <style:style style:name="T11" style:family="text">
      <style:text-properties fo:font-variant="normal" fo:text-transform="none" style:font-name="sans-serif" fo:letter-spacing="normal" fo:font-style="normal" fo:font-weight="bold"/>
    </style:style>
    <style:style style:name="T12" style:family="text">
      <style:text-properties fo:font-variant="normal" fo:text-transform="none" style:text-line-through-style="none" style:text-line-through-type="none" style:font-name="sans-serif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Hill climbing for minimizing ackley function</text:span></text:p>
      <text:p text:style-name="P2"><text:span text:style-name="T10"/></text:p>
      <text:p text:style-name="P2"><text:span text:style-name="T10">In numerical analysis,</text:span><text:span text:style-name="T11">hill climbing </text:span><text:span text:style-name="T10">is a</text:span> mathematical optimization<text:span text:style-name="T12"> </text:span><text:span text:style-name="T10">technique which belongs to the family of </text:span><text:span text:style-name="T12">local search</text:span><text:span text:style-name="T10">. It is an </text:span><text:span text:style-name="T12">iterative algorithm </text:span><text:span text:style-name="T10">that starts with an arbitrary solution to a problem, then attempts to find a better solution by making an </text:span><text:span text:style-name="T12">incremental </text:span><text:span text:style-name="T10">change to the solution. If the change produces a better solution, another incremental change is made to the new solution, and so on until no further improvements can be found. Hill climbing finds optimal solutions for </text:span><text:span text:style-name="T12">convex </text:span><text:span text:style-name="T10">problems – for other problems it will find only </text:span><text:span text:style-name="T12">local optima</text:span><text:span text:style-name="T10">(solutions that cannot be improved upon by any neighboring configurations), which are not necessarily the best possible solution (the </text:span><text:span text:style-name="T12">global optimum</text:span><text:span text:style-name="T10">) out of all possible solutions (the </text:span><text:span text:style-name="T12">search space</text:span><text:span text:style-name="T10">).To attempt to avoid getting stuck in local optima, one could use restarts (i.e. repeated local search), or more complex schemes based on iterations (like </text:span><text:span text:style-name="T12">iterated local search</text:span><text:span text:style-name="T10">), or on memory, or on memory-less stochastic modifications (like </text:span><text:span text:style-name="T12">simulated annealing</text:span><text:span text:style-name="T10">)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9:47:11.962016577</meta:creation-date>
    <dc:date>2019-12-26T20:03:30.544524036</dc:date>
    <meta:editing-duration>PT6M8S</meta:editing-duration>
    <meta:editing-cycles>1</meta:editing-cycles>
    <meta:document-statistic meta:table-count="0" meta:image-count="0" meta:object-count="0" meta:page-count="1" meta:paragraph-count="2" meta:word-count="161" meta:character-count="1059" meta:non-whitespace-character-count="899"/>
    <meta:generator>LibreOffice/6.0.7.3$Linux_X86_64 LibreOffice_project/00m0$Build-3</meta:generator>
  </office:meta>
</office:document-meta>
</file>